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ultipartHttpServletRequest.getMultipartHeaders( String paramOr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MultipartHttpServletRequest.getParameterValues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MultipartHttpServletRequest.getParameter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MultipartHttpServletRequest.setMultipartParameterContentTypes( Map &lt; String , String &gt; multipartParameterContent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ultipartHttpServletRequest.DefaultMultipartHttpServletRequest( HttpServletRequest request , MultiValueMap &lt; String , MultipartFile &gt; mpFiles , Map &lt; String , String [ ] &gt; mpParams , Map &lt; String , String &gt; mpParamContent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MultipartHttpServletRequest.getParamet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MultipartHttpServletRequest.DefaultMultipartHttpServletRequest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ultipartHttpServletRequest.getMultipart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MultipartHttpServletRequest.getParameter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MultipartHttpServletRequest.getMultipartContentType( String paramOr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MultipartHttpServletRequest.setMultipartParameters( Map &lt; String , String [ ] &gt; multipart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ultipartHttpServletRequest.getMultipartParameterContent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